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style:text-underline-mode="continuous" style:text-overline-mode="continuous" style:text-line-through-mode="continuous" style:language-asian="hi" style:country-asian="IN" style:font-style-asian="normal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complex="bold" fo:color="#000000" fo:font-size="10pt" fo:font-weight="bold" style:letter-kerning="true" fo:language="es" fo:country="ES" style:language-asian="hi" style:country-asian="IN" style:font-name-asian="Cambria" style:font-size-asian="10pt" style:font-size-complex="10pt" style:font-weight-asian="bold" style:font-name="Liberation Serif;Times New Roman"/>
    </style:style>
    <style:style style:name="T2" style:family="text">
      <style:text-properties style:font-weight-complex="bold" fo:color="#000000" fo:font-size="10pt" style:letter-kerning="true" fo:language="es" fo:country="ES" style:language-asian="hi" style:country-asian="IN" style:font-size-complex="10pt" style:font-name="Liberation Mono;Courier New" style:font-name-asian="Courier New"/>
    </style:style>
    <style:style style:name="T3" style:family="text">
      <style:text-properties style:font-weight-complex="bold" fo:color="#000000" fo:font-size="10pt" style:letter-kerning="true" fo:language="es" fo:country="ES" style:language-asian="hi" style:country-asian="IN" style:font-size-complex="10pt" style:font-name="Liberation Serif;Times New Roman" fo:font-weight="bold" style:font-name-asian="Cambria" style:font-size-asian="10pt" style:font-weight-asian="bold"/>
    </style:style>
    <style:style style:name="T4" style:family="text">
      <style:text-properties fo:color="#000000" style:font-name="Liberation Serif;Times New Roman" fo:font-size="10pt" fo:font-weight="bold" style:letter-kerning="true" fo:language="es" fo:country="ES" style:language-asian="hi" style:country-asian="IN" style:font-name-asian="Cambria" style:font-size-asian="10pt" style:font-size-complex="10pt" style:font-weight-asian="bold" style:font-weight-complex="bold"/>
    </style:style>
    <style:style style:name="T5" style:family="text">
      <style:text-properties fo:color="#000000" fo:font-size="10pt" style:letter-kerning="true" fo:language="es" fo:country="ES" style:language-asian="hi" style:country-asian="IN" style:font-size-complex="10pt" style:font-weight-complex="bold" style:font-name="Liberation Mono;Courier New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5cm" svg:x="11.124cm" svg:y="1.487cm">
            <draw:object draw:notify-on-update-of-ranges="Hoja1.A2:Hoja1.A14 Hoja1.B2:Hoja1.B14 Hoja1.A2:Hoja1.A14 Hoja1.C2:Hoja1.C14 Hoja1.A2:Hoja1.A14 Hoja1.D2:Hoja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1.619cm" svg:y="11.9cm">
            <draw:object draw:notify-on-update-of-ranges="Hoja1.A31:Hoja1.A43 Hoja1.B31:Hoja1.B43 Hoja1.A31:Hoja1.A43 Hoja1.C31:Hoja1.C43 Hoja1.A31:Hoja1.A43 Hoja1.D31:Hoja1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=core</text:p>
          </table:table-cell>
          <table:table-cell table:style-name="ce12" office:value-type="string" calcext:value-type="string">
            <text:p><text:span text:style-name="T1">T. paralelo (versión </text:span><text:span text:style-name="T2">for</text:span><text:span text:style-name="T3">)</text:span></text:p>
            <text:p>¿?threads = cores lógicos = cores físicos</text:p>
          </table:table-cell>
          <table:table-cell table:style-name="ce12" office:value-type="string" calcext:value-type="string">
            <text:p><text:span text:style-name="T4">T. paralelo (versión </text:span><text:span text:style-name="T5">sections)</text:span></text:p>
            <text:p>¿?threads = cores lógicos = cores físicos</text:p>
          </table:table-cell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table:style-name="ce8" office:value-type="float" office:value="0.000448477" calcext:value-type="float">
            <text:p>0,000448477</text:p>
          </table:table-cell>
          <table:table-cell table:style-name="ce8" office:value-type="float" office:value="0.000600278" calcext:value-type="float">
            <text:p>0,000600278</text:p>
          </table:table-cell>
          <table:table-cell table:style-name="ce8" office:value-type="float" office:value="0.000667289" calcext:value-type="float">
            <text:p>0,000667289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9" office:value-type="float" office:value="0.000489302" calcext:value-type="float">
            <text:p>0,000489302</text:p>
          </table:table-cell>
          <table:table-cell table:style-name="ce9" office:value-type="float" office:value="0.000559647" calcext:value-type="float">
            <text:p>0,000559647</text:p>
          </table:table-cell>
          <table:table-cell table:style-name="ce9" office:value-type="float" office:value="0.000837926" calcext:value-type="float">
            <text:p>0,000837926</text:p>
          </table:table-cell>
        </table:table-row>
        <table:table-row table:style-name="ro2">
          <table:table-cell table:style-name="ce4" office:value-type="float" office:value="65536" calcext:value-type="float">
            <text:p>65536</text:p>
          </table:table-cell>
          <table:table-cell table:style-name="ce8" office:value-type="float" office:value="0.000547549" calcext:value-type="float">
            <text:p>0,000547549</text:p>
          </table:table-cell>
          <table:table-cell table:style-name="ce8" office:value-type="float" office:value="0.000642359" calcext:value-type="float">
            <text:p>0,000642359</text:p>
          </table:table-cell>
          <table:table-cell table:style-name="ce8" office:value-type="float" office:value="0.000973675" calcext:value-type="float">
            <text:p>0,000973675</text:p>
          </table:table-cell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0.000699152" calcext:value-type="float">
            <text:p>0,000699152</text:p>
          </table:table-cell>
          <table:table-cell table:style-name="ce9" office:value-type="float" office:value="0.000808634" calcext:value-type="float">
            <text:p>0,000808634</text:p>
          </table:table-cell>
          <table:table-cell table:style-name="ce9" office:value-type="float" office:value="0.001389045" calcext:value-type="float">
            <text:p>0,001389045</text:p>
          </table:table-cell>
        </table:table-row>
        <table:table-row table:style-name="ro2">
          <table:table-cell table:style-name="ce4" office:value-type="float" office:value="262144" calcext:value-type="float">
            <text:p>262144</text:p>
          </table:table-cell>
          <table:table-cell table:style-name="ce8" office:value-type="float" office:value="0.001539467" calcext:value-type="float">
            <text:p>0,001539467</text:p>
          </table:table-cell>
          <table:table-cell table:style-name="ce8" office:value-type="float" office:value="0.001592282" calcext:value-type="float">
            <text:p>0,001592282</text:p>
          </table:table-cell>
          <table:table-cell table:style-name="ce8" office:value-type="float" office:value="0.002853766" calcext:value-type="float">
            <text:p>0,002853766</text:p>
          </table:table-cell>
        </table:table-row>
        <table:table-row table:style-name="ro2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2764394" calcext:value-type="float">
            <text:p>0,002764394</text:p>
          </table:table-cell>
          <table:table-cell table:style-name="ce9" office:value-type="float" office:value="0.002699208" calcext:value-type="float">
            <text:p>0,002699208</text:p>
          </table:table-cell>
          <table:table-cell table:style-name="ce9" office:value-type="float" office:value="0.005128793" calcext:value-type="float">
            <text:p>0,005128793</text:p>
          </table:table-cell>
        </table:table-row>
        <table:table-row table:style-name="ro2">
          <table:table-cell table:style-name="ce4" office:value-type="float" office:value="1048576" calcext:value-type="float">
            <text:p>1048576</text:p>
          </table:table-cell>
          <table:table-cell table:style-name="ce8" office:value-type="float" office:value="0.00530732" calcext:value-type="float">
            <text:p>0,00530732</text:p>
          </table:table-cell>
          <table:table-cell table:style-name="ce8" office:value-type="float" office:value="0.005162366" calcext:value-type="float">
            <text:p>0,005162366</text:p>
          </table:table-cell>
          <table:table-cell table:style-name="ce8" office:value-type="float" office:value="0.011213049" calcext:value-type="float">
            <text:p>0,011213049</text:p>
          </table:table-cell>
        </table:table-row>
        <table:table-row table:style-name="ro2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09778892" calcext:value-type="float">
            <text:p>0,009778892</text:p>
          </table:table-cell>
          <table:table-cell table:style-name="ce9" office:value-type="float" office:value="0.009024363" calcext:value-type="float">
            <text:p>0,009024363</text:p>
          </table:table-cell>
          <table:table-cell table:style-name="ce9" office:value-type="float" office:value="0.019060675" calcext:value-type="float">
            <text:p>0,019060675</text:p>
          </table:table-cell>
        </table:table-row>
        <table:table-row table:style-name="ro2">
          <table:table-cell table:style-name="ce4" office:value-type="float" office:value="4194304" calcext:value-type="float">
            <text:p>4194304</text:p>
          </table:table-cell>
          <table:table-cell table:style-name="ce8" office:value-type="float" office:value="0.019621829" calcext:value-type="float">
            <text:p>0,019621829</text:p>
          </table:table-cell>
          <table:table-cell table:style-name="ce8" office:value-type="float" office:value="0.017501481" calcext:value-type="float">
            <text:p>0,017501481</text:p>
          </table:table-cell>
          <table:table-cell table:style-name="ce8" office:value-type="float" office:value="0.037919253" calcext:value-type="float">
            <text:p>0,037919253</text:p>
          </table:table-cell>
        </table:table-row>
        <table:table-row table:style-name="ro2">
          <table:table-cell table:style-name="ce5" office:value-type="float" office:value="8388608" calcext:value-type="float">
            <text:p>8388608</text:p>
          </table:table-cell>
          <table:table-cell table:style-name="ce9" office:value-type="float" office:value="0.03327368" calcext:value-type="float">
            <text:p>0,03327368</text:p>
          </table:table-cell>
          <table:table-cell table:style-name="ce9" office:value-type="float" office:value="0.033412635" calcext:value-type="float">
            <text:p>0,033412635</text:p>
          </table:table-cell>
          <table:table-cell table:style-name="ce9" office:value-type="float" office:value="0.074806694" calcext:value-type="float">
            <text:p>0,074806694</text:p>
          </table:table-cell>
        </table:table-row>
        <table:table-row table:style-name="ro2">
          <table:table-cell table:style-name="ce4" office:value-type="float" office:value="16777216" calcext:value-type="float">
            <text:p>16777216</text:p>
          </table:table-cell>
          <table:table-cell table:style-name="ce8" office:value-type="float" office:value="0.065479011" calcext:value-type="float">
            <text:p>0,065479011</text:p>
          </table:table-cell>
          <table:table-cell table:style-name="ce8" office:value-type="float" office:value="0.061793864" calcext:value-type="float">
            <text:p>0,061793864</text:p>
          </table:table-cell>
          <table:table-cell table:style-name="ce8" office:value-type="float" office:value="0.143204108" calcext:value-type="float">
            <text:p>0,143204108</text:p>
          </table:table-cell>
        </table:table-row>
        <table:table-row table:style-name="ro2">
          <table:table-cell table:style-name="ce5" office:value-type="float" office:value="33554432" calcext:value-type="float">
            <text:p>33554432</text:p>
          </table:table-cell>
          <table:table-cell table:style-name="ce9" office:value-type="float" office:value="0.128302326" calcext:value-type="float">
            <text:p>0,128302326</text:p>
          </table:table-cell>
          <table:table-cell table:style-name="ce9" office:value-type="float" office:value="0.116410881" calcext:value-type="float">
            <text:p>0,116410881</text:p>
          </table:table-cell>
          <table:table-cell table:style-name="ce9" office:value-type="float" office:value="0.283238929" calcext:value-type="float">
            <text:p>0,283238929</text:p>
          </table:table-cell>
        </table:table-row>
        <table:table-row table:style-name="ro2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130105611" calcext:value-type="float">
            <text:p>0,130105611</text:p>
          </table:table-cell>
          <table:table-cell table:style-name="ce10" office:value-type="float" office:value="0.127027225" calcext:value-type="float">
            <text:p>0,127027225</text:p>
          </table:table-cell>
          <table:table-cell table:style-name="ce10" office:value-type="float" office:value="0.281467564" calcext:value-type="float">
            <text:p>0,281467564</text:p>
          </table:table-cell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style-name="ce7" office:value-type="float" office:value="16384" calcext:value-type="float">
            <text:p>16384</text:p>
          </table:table-cell>
          <table:table-cell table:style-name="ce11" office:value-type="float" office:value="0.000237405" calcext:value-type="float">
            <text:p>0,000237405</text:p>
          </table:table-cell>
          <table:table-cell table:style-name="ce11" office:value-type="float" office:value="0.000020686" calcext:value-type="float">
            <text:p>2,0686E-05</text:p>
          </table:table-cell>
          <table:table-cell table:style-name="ce11" office:value-type="float" office:value="0.000054503" calcext:value-type="float">
            <text:p>5,4503E-05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9" office:value-type="float" office:value="0.000365535" calcext:value-type="float">
            <text:p>0,000365535</text:p>
          </table:table-cell>
          <table:table-cell table:style-name="ce9" office:value-type="float" office:value="0.000026845" calcext:value-type="float">
            <text:p>2,6845E-05</text:p>
          </table:table-cell>
          <table:table-cell table:style-name="ce9" office:value-type="float" office:value="0.000196031" calcext:value-type="float">
            <text:p>0,000196031</text:p>
          </table:table-cell>
        </table:table-row>
        <table:table-row table:style-name="ro2">
          <table:table-cell table:style-name="ce4" office:value-type="float" office:value="65536" calcext:value-type="float">
            <text:p>65536</text:p>
          </table:table-cell>
          <table:table-cell table:style-name="ce8" office:value-type="float" office:value="0.000780026" calcext:value-type="float">
            <text:p>0,000780026</text:p>
          </table:table-cell>
          <table:table-cell table:style-name="ce8" office:value-type="float" office:value="0.00003818" calcext:value-type="float">
            <text:p>3,818E-05</text:p>
          </table:table-cell>
          <table:table-cell table:style-name="ce8" office:value-type="float" office:value="0.000453229" calcext:value-type="float">
            <text:p>0,000453229</text:p>
          </table:table-cell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0.001529545" calcext:value-type="float">
            <text:p>0,001529545</text:p>
          </table:table-cell>
          <table:table-cell table:style-name="ce9" office:value-type="float" office:value="0.000069145" calcext:value-type="float">
            <text:p>6,9145E-05</text:p>
          </table:table-cell>
          <table:table-cell table:style-name="ce9" office:value-type="float" office:value="0.011345412" calcext:value-type="float">
            <text:p>0,011345412</text:p>
          </table:table-cell>
        </table:table-row>
        <table:table-row table:style-name="ro2">
          <table:table-cell table:style-name="ce4" office:value-type="float" office:value="262144" calcext:value-type="float">
            <text:p>262144</text:p>
          </table:table-cell>
          <table:table-cell table:style-name="ce8" office:value-type="float" office:value="0.003568252" calcext:value-type="float">
            <text:p>0,003568252</text:p>
          </table:table-cell>
          <table:table-cell table:style-name="ce8" office:value-type="float" office:value="0.000192076" calcext:value-type="float">
            <text:p>0,000192076</text:p>
          </table:table-cell>
          <table:table-cell table:style-name="ce8" office:value-type="float" office:value="0.001569505" calcext:value-type="float">
            <text:p>0,001569505</text:p>
          </table:table-cell>
        </table:table-row>
        <table:table-row table:style-name="ro2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436059" calcext:value-type="float">
            <text:p>0,00436059</text:p>
          </table:table-cell>
          <table:table-cell table:style-name="ce9" office:value-type="float" office:value="0.005339374" calcext:value-type="float">
            <text:p>0,005339374</text:p>
          </table:table-cell>
          <table:table-cell table:style-name="ce9" office:value-type="float" office:value="0.002173137" calcext:value-type="float">
            <text:p>0,002173137</text:p>
          </table:table-cell>
        </table:table-row>
        <table:table-row table:style-name="ro2">
          <table:table-cell table:style-name="ce4" office:value-type="float" office:value="1048576" calcext:value-type="float">
            <text:p>1048576</text:p>
          </table:table-cell>
          <table:table-cell table:style-name="ce8" office:value-type="float" office:value="0.007037373" calcext:value-type="float">
            <text:p>0,007037373</text:p>
          </table:table-cell>
          <table:table-cell table:style-name="ce8" office:value-type="float" office:value="0.01376387" calcext:value-type="float">
            <text:p>0,01376387</text:p>
          </table:table-cell>
          <table:table-cell table:style-name="ce8" office:value-type="float" office:value="0.005141597" calcext:value-type="float">
            <text:p>0,005141597</text:p>
          </table:table-cell>
        </table:table-row>
        <table:table-row table:style-name="ro2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07907395" calcext:value-type="float">
            <text:p>0,007907395</text:p>
          </table:table-cell>
          <table:table-cell table:style-name="ce9" office:value-type="float" office:value="0.005774981" calcext:value-type="float">
            <text:p>0,005774981</text:p>
          </table:table-cell>
          <table:table-cell table:style-name="ce9" office:value-type="float" office:value="0.019686984" calcext:value-type="float">
            <text:p>0,019686984</text:p>
          </table:table-cell>
        </table:table-row>
        <table:table-row table:style-name="ro2">
          <table:table-cell table:style-name="ce4" office:value-type="float" office:value="4194304" calcext:value-type="float">
            <text:p>4194304</text:p>
          </table:table-cell>
          <table:table-cell table:style-name="ce8" office:value-type="float" office:value="0.013920437" calcext:value-type="float">
            <text:p>0,013920437</text:p>
          </table:table-cell>
          <table:table-cell table:style-name="ce8" office:value-type="float" office:value="0.01006203" calcext:value-type="float">
            <text:p>0,01006203</text:p>
          </table:table-cell>
          <table:table-cell table:style-name="ce8" office:value-type="float" office:value="0.016251668" calcext:value-type="float">
            <text:p>0,016251668</text:p>
          </table:table-cell>
        </table:table-row>
        <table:table-row table:style-name="ro2">
          <table:table-cell table:style-name="ce5" office:value-type="float" office:value="8388608" calcext:value-type="float">
            <text:p>8388608</text:p>
          </table:table-cell>
          <table:table-cell table:style-name="ce9" office:value-type="float" office:value="0.026572006" calcext:value-type="float">
            <text:p>0,026572006</text:p>
          </table:table-cell>
          <table:table-cell table:style-name="ce9" office:value-type="float" office:value="0.01425394" calcext:value-type="float">
            <text:p>0,01425394</text:p>
          </table:table-cell>
          <table:table-cell table:style-name="ce9" office:value-type="float" office:value="0.032679719" calcext:value-type="float">
            <text:p>0,032679719</text:p>
          </table:table-cell>
        </table:table-row>
        <table:table-row table:style-name="ro2">
          <table:table-cell table:style-name="ce4" office:value-type="float" office:value="16777216" calcext:value-type="float">
            <text:p>16777216</text:p>
          </table:table-cell>
          <table:table-cell table:style-name="ce8" office:value-type="float" office:value="0.053917251" calcext:value-type="float">
            <text:p>0,053917251</text:p>
          </table:table-cell>
          <table:table-cell table:style-name="ce8" office:value-type="float" office:value="0.028992832" calcext:value-type="float">
            <text:p>0,028992832</text:p>
          </table:table-cell>
          <table:table-cell table:style-name="ce8" office:value-type="float" office:value="0.058223839" calcext:value-type="float">
            <text:p>0,058223839</text:p>
          </table:table-cell>
        </table:table-row>
        <table:table-row table:style-name="ro2">
          <table:table-cell table:style-name="ce5" office:value-type="float" office:value="33554432" calcext:value-type="float">
            <text:p>33554432</text:p>
          </table:table-cell>
          <table:table-cell table:style-name="ce9" office:value-type="float" office:value="0.112057229" calcext:value-type="float">
            <text:p>0,112057229</text:p>
          </table:table-cell>
          <table:table-cell table:style-name="ce9" office:value-type="float" office:value="0.065540334" calcext:value-type="float">
            <text:p>0,065540334</text:p>
          </table:table-cell>
          <table:table-cell table:style-name="ce9" office:value-type="float" office:value="0.113405367" calcext:value-type="float">
            <text:p>0,113405367</text:p>
          </table:table-cell>
        </table:table-row>
        <table:table-row table:style-name="ro2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114658298" calcext:value-type="float">
            <text:p>0,114658298</text:p>
          </table:table-cell>
          <table:table-cell table:style-name="ce10" office:value-type="float" office:value="0.060971111" calcext:value-type="float">
            <text:p>0,060971111</text:p>
          </table:table-cell>
          <table:table-cell table:style-name="ce10" office:value-type="float" office:value="0.125329773" calcext:value-type="float">
            <text:p>0,125329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0:46:44.129047623</meta:creation-date>
    <dc:date>2021-04-13T20:57:16.243017475</dc:date>
    <meta:editing-duration>PT10M32S</meta:editing-duration>
    <meta:editing-cycles>1</meta:editing-cycles>
    <meta:document-statistic meta:table-count="1" meta:cell-count="108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14cm" svg:y="3.706cm" style:legend-expansion="high" chart:style-name="ch2"/>
        <chart:plot-area chart:style-name="ch3" table:cell-range-address="Hoja1.A2:Hoja1.D14" chart:data-source-has-labels="row" svg:x="0.319cm" svg:y="0.18cm" svg:width="12.376cm" svg:height="8.646cm">
          <chartooo:coordinate-region svg:x="1.602cm" svg:y="0.379cm" svg:width="10.258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4" loext:label-string="secuencial" chart:class="chart:scatter">
            <chart:domain table:cell-range-address="Hoja1.A2:Hoja1.A14"/>
            <chart:data-point chart:repeated="13"/>
          </chart:series>
          <chart:series chart:style-name="ch7" chart:values-cell-range-address="Hoja1.C2:Hoja1.C14" loext:label-string="for" chart:class="chart:scatter">
            <chart:data-point chart:repeated="13"/>
          </chart:series>
          <chart:series chart:style-name="ch8" chart:values-cell-range-address="Hoja1.D2:Hoja1.D14" loext:label-string="sections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ecuencial</text:p>
              </table:table-cell>
              <table:table-cell office:value-type="string">
                <text:p>for</text:p>
              </table:table-cell>
              <table:table-cell office:value-type="string">
                <text:p>se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448477">
                <text:p>0.000448477</text:p>
                <draw:g>
                  <svg:desc>Hoja1.B2:Hoja1.B14</svg:desc>
                </draw:g>
              </table:table-cell>
              <table:table-cell office:value-type="float" office:value="0.000600278">
                <text:p>0.000600278</text:p>
                <draw:g>
                  <svg:desc>Hoja1.C2:Hoja1.C14</svg:desc>
                </draw:g>
              </table:table-cell>
              <table:table-cell office:value-type="float" office:value="0.000667289">
                <text:p>0.000667289</text:p>
                <draw:g>
                  <svg:desc>Hoja1.D2:Hoja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489302">
                <text:p>0.000489302</text:p>
              </table:table-cell>
              <table:table-cell office:value-type="float" office:value="0.000559647">
                <text:p>0.000559647</text:p>
              </table:table-cell>
              <table:table-cell office:value-type="float" office:value="0.000837926">
                <text:p>0.000837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547549">
                <text:p>0.000547549</text:p>
              </table:table-cell>
              <table:table-cell office:value-type="float" office:value="0.000642359">
                <text:p>0.000642359</text:p>
              </table:table-cell>
              <table:table-cell office:value-type="float" office:value="0.000973675">
                <text:p>0.000973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699152">
                <text:p>0.000699152</text:p>
              </table:table-cell>
              <table:table-cell office:value-type="float" office:value="0.000808634">
                <text:p>0.000808634</text:p>
              </table:table-cell>
              <table:table-cell office:value-type="float" office:value="0.001389045">
                <text:p>0.001389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539467">
                <text:p>0.001539467</text:p>
              </table:table-cell>
              <table:table-cell office:value-type="float" office:value="0.001592282">
                <text:p>0.001592282</text:p>
              </table:table-cell>
              <table:table-cell office:value-type="float" office:value="0.002853766">
                <text:p>0.002853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764394">
                <text:p>0.002764394</text:p>
              </table:table-cell>
              <table:table-cell office:value-type="float" office:value="0.002699208">
                <text:p>0.002699208</text:p>
              </table:table-cell>
              <table:table-cell office:value-type="float" office:value="0.005128793">
                <text:p>0.005128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30732">
                <text:p>0.00530732</text:p>
              </table:table-cell>
              <table:table-cell office:value-type="float" office:value="0.005162366">
                <text:p>0.005162366</text:p>
              </table:table-cell>
              <table:table-cell office:value-type="float" office:value="0.011213049">
                <text:p>0.011213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778892">
                <text:p>0.009778892</text:p>
              </table:table-cell>
              <table:table-cell office:value-type="float" office:value="0.009024363">
                <text:p>0.009024363</text:p>
              </table:table-cell>
              <table:table-cell office:value-type="float" office:value="0.019060675">
                <text:p>0.019060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9621829">
                <text:p>0.019621829</text:p>
              </table:table-cell>
              <table:table-cell office:value-type="float" office:value="0.017501481">
                <text:p>0.017501481</text:p>
              </table:table-cell>
              <table:table-cell office:value-type="float" office:value="0.037919253">
                <text:p>0.037919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327368">
                <text:p>0.03327368</text:p>
              </table:table-cell>
              <table:table-cell office:value-type="float" office:value="0.033412635">
                <text:p>0.033412635</text:p>
              </table:table-cell>
              <table:table-cell office:value-type="float" office:value="0.074806694">
                <text:p>0.074806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5479011">
                <text:p>0.065479011</text:p>
              </table:table-cell>
              <table:table-cell office:value-type="float" office:value="0.061793864">
                <text:p>0.061793864</text:p>
              </table:table-cell>
              <table:table-cell office:value-type="float" office:value="0.143204108">
                <text:p>0.143204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28302326">
                <text:p>0.128302326</text:p>
              </table:table-cell>
              <table:table-cell office:value-type="float" office:value="0.116410881">
                <text:p>0.116410881</text:p>
              </table:table-cell>
              <table:table-cell office:value-type="float" office:value="0.283238929">
                <text:p>0.283238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30105611">
                <text:p>0.130105611</text:p>
              </table:table-cell>
              <table:table-cell office:value-type="float" office:value="0.127027225">
                <text:p>0.127027225</text:p>
              </table:table-cell>
              <table:table-cell office:value-type="float" office:value="0.281467564">
                <text:p>0.281467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14cm" svg:y="3.705cm" style:legend-expansion="high" chart:style-name="ch2"/>
        <chart:plot-area chart:style-name="ch3" table:cell-range-address="Hoja1.A31:Hoja1.D43" chart:data-source-has-labels="row" svg:x="0.319cm" svg:y="0.18cm" svg:width="12.376cm" svg:height="8.645cm">
          <chartooo:coordinate-region svg:x="1.602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1:Hoja1.B43" loext:label-string="secuencial" chart:class="chart:scatter">
            <chart:domain table:cell-range-address="Hoja1.A31:Hoja1.A43"/>
            <chart:data-point chart:repeated="13"/>
          </chart:series>
          <chart:series chart:style-name="ch7" chart:values-cell-range-address="Hoja1.C31:Hoja1.C43" loext:label-string="for" chart:class="chart:scatter">
            <chart:data-point chart:repeated="13"/>
          </chart:series>
          <chart:series chart:style-name="ch8" chart:values-cell-range-address="Hoja1.D31:Hoja1.D43" loext:label-string="sections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ecuencial</text:p>
              </table:table-cell>
              <table:table-cell office:value-type="string">
                <text:p>for</text:p>
              </table:table-cell>
              <table:table-cell office:value-type="string">
                <text:p>se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31:Hoja1.A43</svg:desc>
                </draw:g>
              </table:table-cell>
              <table:table-cell office:value-type="float" office:value="0.000237405">
                <text:p>0.000237405</text:p>
                <draw:g>
                  <svg:desc>Hoja1.B31:Hoja1.B43</svg:desc>
                </draw:g>
              </table:table-cell>
              <table:table-cell office:value-type="float" office:value="0.000020686">
                <text:p>0.000020686</text:p>
                <draw:g>
                  <svg:desc>Hoja1.C31:Hoja1.C43</svg:desc>
                </draw:g>
              </table:table-cell>
              <table:table-cell office:value-type="float" office:value="0.000054503">
                <text:p>0.000054503</text:p>
                <draw:g>
                  <svg:desc>Hoja1.D31:Hoja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365535">
                <text:p>0.000365535</text:p>
              </table:table-cell>
              <table:table-cell office:value-type="float" office:value="0.000026845">
                <text:p>0.000026845</text:p>
              </table:table-cell>
              <table:table-cell office:value-type="float" office:value="0.000196031">
                <text:p>0.000196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780026">
                <text:p>0.000780026</text:p>
              </table:table-cell>
              <table:table-cell office:value-type="float" office:value="0.00003818">
                <text:p>0.00003818</text:p>
              </table:table-cell>
              <table:table-cell office:value-type="float" office:value="0.000453229">
                <text:p>0.000453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529545">
                <text:p>0.001529545</text:p>
              </table:table-cell>
              <table:table-cell office:value-type="float" office:value="0.000069145">
                <text:p>0.000069145</text:p>
              </table:table-cell>
              <table:table-cell office:value-type="float" office:value="0.011345412">
                <text:p>0.01134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3568252">
                <text:p>0.003568252</text:p>
              </table:table-cell>
              <table:table-cell office:value-type="float" office:value="0.000192076">
                <text:p>0.000192076</text:p>
              </table:table-cell>
              <table:table-cell office:value-type="float" office:value="0.001569505">
                <text:p>0.00156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436059">
                <text:p>0.00436059</text:p>
              </table:table-cell>
              <table:table-cell office:value-type="float" office:value="0.005339374">
                <text:p>0.005339374</text:p>
              </table:table-cell>
              <table:table-cell office:value-type="float" office:value="0.002173137">
                <text:p>0.00217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7037373">
                <text:p>0.007037373</text:p>
              </table:table-cell>
              <table:table-cell office:value-type="float" office:value="0.01376387">
                <text:p>0.01376387</text:p>
              </table:table-cell>
              <table:table-cell office:value-type="float" office:value="0.005141597">
                <text:p>0.005141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7907395">
                <text:p>0.007907395</text:p>
              </table:table-cell>
              <table:table-cell office:value-type="float" office:value="0.005774981">
                <text:p>0.005774981</text:p>
              </table:table-cell>
              <table:table-cell office:value-type="float" office:value="0.019686984">
                <text:p>0.01968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3920437">
                <text:p>0.013920437</text:p>
              </table:table-cell>
              <table:table-cell office:value-type="float" office:value="0.01006203">
                <text:p>0.01006203</text:p>
              </table:table-cell>
              <table:table-cell office:value-type="float" office:value="0.016251668">
                <text:p>0.016251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6572006">
                <text:p>0.026572006</text:p>
              </table:table-cell>
              <table:table-cell office:value-type="float" office:value="0.01425394">
                <text:p>0.01425394</text:p>
              </table:table-cell>
              <table:table-cell office:value-type="float" office:value="0.032679719">
                <text:p>0.032679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53917251">
                <text:p>0.053917251</text:p>
              </table:table-cell>
              <table:table-cell office:value-type="float" office:value="0.028992832">
                <text:p>0.028992832</text:p>
              </table:table-cell>
              <table:table-cell office:value-type="float" office:value="0.058223839">
                <text:p>0.058223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12057229">
                <text:p>0.112057229</text:p>
              </table:table-cell>
              <table:table-cell office:value-type="float" office:value="0.065540334">
                <text:p>0.065540334</text:p>
              </table:table-cell>
              <table:table-cell office:value-type="float" office:value="0.113405367">
                <text:p>0.113405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14658298">
                <text:p>0.114658298</text:p>
              </table:table-cell>
              <table:table-cell office:value-type="float" office:value="0.060971111">
                <text:p>0.060971111</text:p>
              </table:table-cell>
              <table:table-cell office:value-type="float" office:value="0.125329773">
                <text:p>0.125329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